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a397"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5ce4"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fo:margin-top="0in" fo:margin-bottom="0.0835in" loext:contextual-spacing="false" fo:text-align="justify" style:justify-single-word="false"/>
      <style:text-properties fo:language="en" fo:country="US"/>
    </style:style>
    <style:style style:name="P14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85ce4" officeooo:paragraph-rsid="00185ce4"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03ab" officeooo:paragraph-rsid="001a03ab"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9cbe7" style:font-style-asian="italic" style:font-style-complex="italic"/>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6a397"/>
    </style:style>
    <style:style style:name="T77" style:family="text">
      <style:text-properties officeooo:rsid="00185ce4"/>
    </style:style>
    <style:style style:name="T78" style:family="text">
      <style:text-properties officeooo:rsid="0019cbe7"/>
    </style:style>
    <style:style style:name="T79" style:family="text">
      <style:text-properties officeooo:rsid="0019d8a7"/>
    </style:style>
    <style:style style:name="T80" style:family="text">
      <style:text-properties officeooo:rsid="001a03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4"/>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6">Дайсон.</text:span></text:p>
      <text:p text:style-name="P78"><text:span text:style-name="T8">– </text:span><text:span text:style-name="T56">Сколько тебе лет?</text:span></text:p>
      <text:p text:style-name="P78"><text:span text:style-name="T8">– </text:span><text:span text:style-name="T56">Два года с начала запуска кластера.</text:span></text:p>
      <text:p text:style-name="P78"><text:span text:style-name="T8">– </text:span><text:span text:style-name="T56">Какой сейчас год?</text:span></text:p>
      <text:p text:style-name="P78"><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9141341561589183658"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50">***</text:p>
      <text:p text:style-name="P50"/>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text:soft-page-break/></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text:span text:style-name="T76">ь</text:span>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8">– Расслабься. Отпусти свои мысли. Постарайся не думать, – <text:span text:style-name="T76">а</text:span>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60">Я открываю глаза.</text:p>
      <text:p text:style-name="P60">Я чувствую, как будто родилась вчера. Забавно<text:span text:style-name="T76">е ощущение</text:span>.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text:span text:style-name="T76">Впрочем, н</text:span>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text:span text:style-name="T76">расплющил</text:span>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text:span text:style-name="T76">Твои воспоминания почти раздавили меня. </text:span>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4"/>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text:span text:style-name="T76">У</text:span>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4"/>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153">Красота!</text:p>
      <text:p text:style-name="P153"/>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text:span text:style-name="T77">его</text:span>?</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text:soft-page-break/>– Встретишь, канешн! Скажи ей, что у меня сегодня день рождения, и я здоровски обиделась, когда Шейла на него не пришла!</text:p>
      <text:p text:style-name="P47"/>
      <text:p text:style-name="P47"><text:s/>Такая уверенность <text:span text:style-name="T77">малявки</text:span>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text:span text:style-name="T77">эти чокнутые пони</text:span>?</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text:span text:style-name="T77">у</text:span>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7">Индиго открыла коробочку. Внутри на подстилке из опилок лежала крохотная модель <text:span text:style-name="T77">гоночной </text:span>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text:span text:style-name="T77">п</text:span>асиба» и убежала.</text:p>
      <text:p text:style-name="P47"/>
      <text:p text:style-name="P47">Я остался сидеть в полнейшем замешательстве.</text:p>
      <text:p text:style-name="P47"/>
      <text:p text:style-name="P50">***</text:p>
      <text:p text:style-name="P47"/>
      <text:p text:style-name="P156">…после Великого Откровения мне <text:span text:style-name="T79">иногда </text:span>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text:span text:style-name="T78">Умиротворение приходит в мою душу и мне хочется смеяться от счастья. </text:span>Но потом я засыпаю и вижу другое. Мне снится, что я просыпаюсь. Я захожусь в истошном крике. <text:span text:style-name="T78">М</text:span>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text:span text:style-name="T79">мне</text:span> немедленно <text:span text:style-name="T79">были </text:span>предостав<text:span text:style-name="T79">лены</text:span>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text:span text:style-name="T80">Профессиональная амнезия. </text:span>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155">Горело уже всё лицо. Ты не привык к такой раскрепощённости, Анон!</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50">***</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50">***</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text:soft-page-break/></text:p>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50">***</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40"/>
      <text:p text:style-name="P60">~~~ Завтра на семь в библиотеке. Селестия ~~~</text:p>
      <text:p text:style-name="P60"/>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50">***</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50">***</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text:soft-page-break/>Удачи!</text:p>
      <text:p text:style-name="P60"/>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50">***</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Ма-ам, а со мной связан элементаль?</text:p>
      <text:p text:style-name="P60">–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0">То есть, всегда.</text:p>
      <text:p text:style-name="P60"><text:soft-page-break/>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59">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2"/>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6"/>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5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что за припадок безумия был у Стар Свирла?</text:p>
      <text:p text:style-name="P60">–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81"/>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50">***</text:p>
      <text:p text:style-name="P47"/>
      <text:p text:style-name="P60">Дата: 12.04.<text:span text:style-name="T11">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text:soft-page-break/>Замечания: испытуемая отказалась дать описание сна.</text:p>
      <text:p text:style-name="P60"/>
      <text:p text:style-name="P43">~~~</text:p>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3">~~~</text:p>
      <text:p text:style-name="P60">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при виде кексиков истерика случилась с Пинки Пай.</text:p>
      <text:p text:style-name="P60"/>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text:soft-page-break/>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0">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60">Кроме того, Твайлайт сожгла кучу оборудования, что обусловило невозможность дальнейших исследований физически.</text:p>
      <text:p text:style-name="P60"/>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50">***</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2">Ну что же, Анон, если тебе повезёт, ты найдёшь тут пару блюд без травы!</text:p>
      <text:p text:style-name="P52"/>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oft-page-break/><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 Ну ладно.</text:p>
      <text:p text:style-name="P4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text:soft-page-break/>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Мэйнхэттен</text:h>
      <text:p text:style-name="P85"/>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инкиных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oft-page-break/><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2"/>
      <text:p text:style-name="P52">…</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и трясся как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soft-page-break/>***</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text:soft-page-break/>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Анон</text:span>,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11">– </text:span>ОГО!</text:p>
      <text:p text:style-name="P52">Единорожка аж села на крыльцо от удивления.</text:p>
      <text:p text:style-name="P52"><text:span text:style-name="T11">–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7"/>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2">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3"/>
      <text:p text:style-name="P52">–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text:soft-page-break/>–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text:soft-page-break/>–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3">***</text:p>
      <text:p text:style-name="P52"/>
      <text:p text:style-name="P52">День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58">302 пони</text:span><text:span text:style-name="T24">.</text:span></text:p>
      <text:p text:style-name="P52"><text:span text:style-name="T58">250 пони</text:span><text:span text:style-name="T24">.</text:span></text:p>
      <text:p text:style-name="P52"><text:span text:style-name="T58">125 поней</text:span><text:span text:style-name="T24">.</text:span></text:p>
      <text:p text:style-name="P52"><text:span text:style-name="T24">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3">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Не знаю, зачем я перед тобой оправдываюсь? Ладно.</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8"/>
      <text:p text:style-name="Standard"><text:span text:style-name="T20">P.S. Мне тебя не хватает. Сильно.</text:span><text:span text:style-name="T52">»</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text:soft-page-break/>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text:soft-page-break/>–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text:soft-page-break/>–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размеренный 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2"><text:soft-page-break/>–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58">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58">302 пони</text:span><text:span text:style-name="T24">.</text:span></text:p>
      <text:p text:style-name="P52"><text:span text:style-name="T58">250 пони</text:span><text:span text:style-name="T24">.</text:span></text:p>
      <text:p text:style-name="P52"><text:span text:style-name="T58">125 поней</text:span><text:span text:style-name="T24">.</text:span></text:p>
      <text:p text:style-name="P52"><text:span text:style-name="T24">54 паня.</text:span>»</text:p>
      <text:p text:style-name="P52"/>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Анон,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7"/>
      <text:p text:style-name="P52">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2"><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text:soft-page-break/>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text:soft-page-break/>– Ты имеешь ввиду, что тебе утром некому сказать: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и почесала в затыл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у-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Ано-о-он! Ано-о-он! Ано-о-он!</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2">…</text:p>
      <text:p text:style-name="P52"><text:soft-page-break/></text:p>
      <text:p text:style-name="P52">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Лягать-колотить! Ты сидел в тюрьме? За что тебя посадили?</text:p>
      <text:p text:style-name="P52"><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2"><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38"><text:soft-page-break/></text:p>
      <text:p text:style-name="P38">…</text:p>
      <text:p text:style-name="P38"/>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59">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38"/>
      <text:p text:style-name="P54">«<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text:soft-page-break/>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text:soft-page-break/>Скальпель с огромной скоростью метнулся ко мне.</text:p>
      <text:p text:style-name="P54"><text:span text:style-name="T11">–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59">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38"/>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text:soft-page-break/>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3">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38"/>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9"><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Я киваю ей в ответ. Мне понятно, почему.</text:p>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што? Увидел што-нибудь, сахарок?</text:p>
      <text:p text:style-name="P54">Пони уставились на меня с надеждой.</text:p>
      <text:p text:style-name="P54"><text:soft-page-break/><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што за нечисть тут орудует!</text:p>
      <text:p text:style-name="P54"><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text:soft-page-break/>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3">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0"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8">…</text:p>
      <text:p text:style-name="P38"/>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3">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4"><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39">***</text:p>
      <text:p text:style-name="P38"/>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text:soft-page-break/>–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2"/>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8"/>
      <text:p text:style-name="P55">***</text:p>
      <text:p text:style-name="P54"/>
      <text:p text:style-name="P54"><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text:soft-page-break/></text:p>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text:soft-page-break/>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7"/>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text:soft-page-break/>–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4"/>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text:soft-page-break/>–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text:soft-page-break/>–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6">26.07.2143 А.С.</text:p>
      <text:p text:style-name="P54"/>
      <text:h text:style-name="Heading_20_2" text:outline-level="2">24. Навсегда. И всегда.</text:h>
      <text:p text:style-name="P130"/>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3">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50">***</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50">***</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text:soft-page-break/>Всё что я могу — нести тебя в колеснице по облакам навстречу солнцу.</text:p>
      <text:p text:style-name="P94"/>
      <text:p text:style-name="P47">И прежде чем я успел что-либо осмыслить, из дальнего закутка моей души вырвался ответ.</text:p>
      <text:p text:style-name="P94"/>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4"/>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4"/>
      <text:h text:style-name="Heading_20_2" text:outline-level="2"><text:soft-page-break/>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3">Манипула <text:span text:style-name="T49">– военное подразделение в 200 солдат</text:span></text:p></text:note-body></text:note> пегасов дворцовой стражи и звено Вондерболтов.</text:p>
      <text:p text:style-name="P54"><text:soft-page-break/></text:p>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сабатон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39">~~~~~</text:p>
      <text:p text:style-name="P39"/>
      <text:p text:style-name="P54"><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39">~~~~~</text:p>
      <text:p text:style-name="P39"/>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4">Я принимаю вертикальное положение. Вокруг меня осыпавшиеся замшелые стены без крыши и… Дэш.</text:p>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59">А ч</text:span>то случилось с кракеном?</text:p>
      <text:p text:style-name="P54">–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7"/>
      <text:h text:style-name="Heading_20_2" text:outline-level="2">2<text:span text:style-name="T1">6</text:span>. <text:span text:style-name="T1">Терра</text:span></text:h>
      <text:h text:style-name="P157"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50">***</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9">***</text:p>
      <text:p text:style-name="P58"/>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text:soft-page-break/>Понедельник</text:h>
      <text:p text:style-name="P54"/>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7"/>
      <text:p text:style-name="P51">…</text:p>
      <text:p text:style-name="P51"><text:soft-page-break/></text:p>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text:soft-page-break/>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6">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49"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soft-page-break/>…</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text:soft-page-break/>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text:soft-page-break/>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text:soft-page-break/>–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text:soft-page-break/></text:p>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2"><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скептически хмыкнул.</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мне больше заняться нечем, как лепить пони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8"/>
      <text:p text:style-name="P108">Я подозрительно посмотрел на Анакорна.</text:p>
      <text:p text:style-name="P108"/>
      <text:p text:style-name="P107"><text:span text:style-name="T18">– </text:span><text:span text:style-name="T49">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2">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text:soft-page-break/>–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text:soft-page-break/>–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text:soft-page-break/>–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text:soft-page-break/>–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4"/>
      <text:h text:style-name="Heading_20_2" text:outline-level="2">Эпилог. Земля</text:h>
      <text:p text:style-name="P114"/>
      <text:p text:style-name="P120">Звон будильника чуть не проломил башку. Я открыл глаза. </text:p>
      <text:p text:style-name="P120"><text:soft-page-break/></text:p>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04T18:05:58.684502229</dc:date>
    <meta:editing-duration>P147DT17H36M4S</meta:editing-duration>
    <meta:editing-cycles>9362</meta:editing-cycles>
    <meta:generator>LibreOffice/5.1.6.2$Linux_X86_64 LibreOffice_project/10m0$Build-2</meta:generator>
    <meta:printed-by>макс </meta:printed-by>
    <meta:print-date>2017-08-23T21:51:29.95</meta:print-date>
    <meta:document-statistic meta:table-count="0" meta:image-count="0" meta:object-count="0" meta:page-count="236" meta:paragraph-count="4742" meta:word-count="101247" meta:character-count="670842" meta:non-whitespace-character-count="569855"/>
  </office:meta>
</office:document-meta>
</file>